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ournal de projet de technologie de l'information - Damien engles &amp; Maarten Sap</text:span></text:p>
      <text:p text:style-name="P1"><text:span text:style-name="T1">Semaine 1: 21 - 25/02</text:span></text:p>
      <text:p text:style-name="P1"><text:span text:style-name="T1">Nous avons fini les classes s'occupant du cryptage RSA, et nous avons commencé le squelette de la classe<text:s/></text:span><text:span text:style-name="T2">piece</text:span><text:span text:style-name="T3">.</text:span></text:p>
      <text:p text:style-name="P1"><text:span text:style-name="T3">Semaine 2: 28/02 - 4/03</text:span></text:p>
      <text:p text:style-name="P1"><text:span text:style-name="T3">Cette semaine nous avons finalisé la classe<text:s/></text:span><text:span text:style-name="T4">piece</text:span><text:span text:style-name="T5"><text:s/>ainsi que tout ce qui se rattache au fichier<text:s/></text:span><text:span text:style-name="T6">metainfo</text:span><text:span text:style-name="T7"><text:s/>et à sa lecture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